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 style:list-style-name="L2">
      <style:text-properties fo:language="fr" fo:country="FR"/>
    </style:style>
    <style:style style:name="P4" style:family="paragraph" style:parent-style-name="Standard" style:list-style-name="L3">
      <style:text-properties fo:language="fr" fo:country="FR"/>
    </style:style>
    <style:style style:name="P5" style:family="paragraph" style:parent-style-name="Standard" style:list-style-name="L4">
      <style:text-properties fo:language="fr" fo:country="FR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.3: La Deux ème gerre mondiale</text:p>
      <text:p text:style-name="P1">une guere d'anéantisment(1939-1945)</text:p>
      <text:p text:style-name="P1"/>
      <text:p text:style-name="P1">Pourquoi la Seconde Guerre Mondiale est-elle un affrontement planétaires</text:p>
      <text:p text:style-name="P1"/>
      <text:list xml:id="list8410662571221445053" text:style-name="L1">
        <text:list-item>
          <text:p text:style-name="P2">Un affrontement aux dimensions planétaires</text:p>
        </text:list-item>
      </text:list>
      <text:p text:style-name="P1"/>
      <text:p text:style-name="P1">Hitler va faire découvrir se tactique de guerre -&gt; la BLITZKRIEG</text:p>
      <text:p text:style-name="P1">"guerre éclair"):</text:p>
      <text:p text:style-name="P1"/>
      <text:list xml:id="list4537558836889873467" text:style-name="L2">
        <text:list-item>
          <text:p text:style-name="P3">aviation --&gt; font un max de dégâts</text:p>
        </text:list-item>
        <text:list-item>
          <text:p text:style-name="P3">blindés / chars --&gt; ils finissent le travail</text:p>
        </text:list-item>
        <text:list-item>
          <text:p text:style-name="P3">hommes</text:p>
        </text:list-item>
      </text:list>
      <text:p text:style-name="P1"/>
      <text:p text:style-name="P1">En même pas 3 samaines la petite pologne est écrasse.</text:p>
      <text:p text:style-name="P1">Pendant l'hiver il conquiert l'Europe de l'est et celle du nord.</text:p>
      <text:p text:style-name="P1">De septembre à mai 1940 les français et les anglais attendent à la ligne MAGINOT. --&gt; "la drôle de guerre"</text:p>
      <text:p text:style-name="P1"/>
      <text:p text:style-name="P1">10 mai 1940, Hitler attaque la France en passant par les Ardennes à Sedan. Des centaines de millier d'hommes sont fait prisonniers, tout le nord de la France est occupé en quelques jours</text:p>
      <text:p text:style-name="P1"/>
      <text:p text:style-name="P1">sep 1942 des milier de soldat sovitique</text:p>
      <text:p text:style-name="P1">Fassili Zaitzev</text:p>
      <text:p text:style-name="P1">magor kenik</text:p>
      <text:p text:style-name="P1"/>
      <text:p text:style-name="P1">l'alsasse et la l</text:p>
      <text:p text:style-name="P1">Le nord pas calé devient belge</text:p>
      <text:p text:style-name="P1">paris la n'est plus la capitale de la France mais c'est vichy qui prend ce role.</text:p>
      <text:p text:style-name="P1"/>
      <text:p text:style-name="P1"/>
      <text:p text:style-name="P1">1940: hitler bombarde londre</text:p>
      <text:p text:style-name="P1"/>
      <text:p text:style-name="P1">22 juin 1941: hitler conquie l'URSS c'est plan BARBAROSSA &lt; barberousse &lt; Frèdèric 1er</text:p>
      <text:p text:style-name="P1"/>
      <text:p text:style-name="P1">dans le passifique: les japonais conquière</text:p>
      <text:p text:style-name="P1"/>
      <text:p text:style-name="P1">sep 1942 la battaille de stalingrad</text:p>
      <text:p text:style-name="P1"/>
      <text:p text:style-name="P1"/>
      <text:p text:style-name="P1">Winston CHURCHILL</text:p>
      <text:p text:style-name="P1"/>
      <text:p text:style-name="P1">septembre 1942, dernier épisode de la bataille de stalingrad. En février 1943, année des débarquements</text:p>
      <text:p text:style-name="P1"/>
      <text:p text:style-name="P1">II la mobilisation des peuples en guerre</text:p>
      <text:p text:style-name="P1"/>
      <text:p text:style-name="P1">Fiche: Exemple de bataille de Stalingrad</text:p>
      <text:p text:style-name="P1"/>
      <text:p text:style-name="P1">hitler va détruire la &lt;&lt;ville de Staline&gt;&gt;</text:p>
      <text:p text:style-name="P1"/>
      <text:p text:style-name="P1">Que font la Allemands ?</text:p>
      <text:p text:style-name="P1"><text:soft-page-break/>Il bombardent lesbateaux sans défense</text:p>
      <text:p text:style-name="P1"/>
      <text:p text:style-name="P1">que font les russes à ceux </text:p>
      <text:p text:style-name="P1"/>
      <text:p text:style-name="P1">2 séquence &lt;&lt;L'exploit&gt;&gt; de vassili que fait vassil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 séquence : la réunion avec khrouchtchev</text:p>
      <text:p text:style-name="P1">pourquoi ne faut-il pas perdre Stalingrad ?</text:p>
      <text:p text:style-name="P1"/>
      <text:p text:style-name="P1">C'est une ville symbole</text:p>
      <text:p text:style-name="P1"/>
      <text:p text:style-name="P1">Que propose le commisaire Danilov ?</text:p>
      <text:p text:style-name="P1"/>
      <text:p text:style-name="P1">Qui est requisitionné pour l'effort de guerre ?</text:p>
      <text:p text:style-name="P1">Les civils, pour fabriquer des armes.</text:p>
      <text:p text:style-name="P1"/>
      <text:p text:style-name="P1">4 S que cherche à faire les civils ? Pourquoi ? En out-ils le droit ?</text:p>
      <text:p text:style-name="P1">Ils cherchent à fuir la ville bombardée par les nazi.</text:p>
      <text:p text:style-name="P1"/>
      <text:p text:style-name="P1">Les nazis ont mené une politique d'extermination vis-à-vis des homosexuels, des malades mentaux, des tsiganes et surtout des Juifs. Pour cela les nazis vont utiliser divers &lt;&lt;moyens&gt;&gt; (voir fiche): </text:p>
      <text:p text:style-name="P1"/>
      <text:p text:style-name="P1">au sud de la pologne sa trouve le camp d'extermination</text:p>
      <text:p text:style-name="P1"/>
      <text:p text:style-name="P1">En 1942, Hitler décide l'élination de tous les Juifs d'Europe : c'est la Solution finale.</text:p>
      <text:p text:style-name="P1"/>
      <text:p text:style-name="P1">Les déportés recever une tenus et étaient tatoués </text:p>
      <text:p text:style-name="P1"/>
      <text:p text:style-name="P1">le gaz utilisé dans les chambres a gaz est le Zyklon B</text:p>
      <text:p text:style-name="P1"/>
      <text:p text:style-name="P1">Sondercommando : prisonniérs chargés de vider les chambres à gaz et brûler les corps.</text:p>
      <text:p text:style-name="P1"/>
      <text:p text:style-name="P1">À izieu 44 enfant et leur educateurs on tous etait</text:p>
      <text:p text:style-name="P1"/>
      <text:list xml:id="list7773008663984810960" text:style-name="L3">
        <text:list-item>
          <text:p text:style-name="P4">La résistance porte les valeurs de la République.</text:p>
        </text:list-item>
      </text:list>
      <text:list xml:id="list6013930884016785842" text:style-name="L4">
        <text:list-item>
          <text:p text:style-name="P5">La France libre : la résistance extérieure</text:p>
        </text:list-item>
      </text:list>
      <text:p text:style-name="P1"/>
      <text:p text:style-name="P1">Charles de Gaulle, général et homme politique, a été le président de la République française de 1959 à 1969. Il est aussi célèbre pour avoir été le chef de la Résistance, durant la Seconde Guerre mondiale, de 1940 à 1944.</text:p>
      <text:p text:style-name="P1"/>
      <text:p text:style-name="P1">Jean Moulin, né le 20 juin 1899 à Béziers et mort le 8 juillet 1943 près de Metz, en Moselle annexée, est un haut fonctionnaire et résistant français.</text:p>
      <text:p text:style-name="P1"/>
      <text:p text:style-name="P1"/>
      <text:p text:style-name="P1"><text:soft-page-break/></text:p>
      <text:p text:style-name="P1">Grand réseaux de résistance: La voix du Nord</text:p>
      <text:p text:style-name="P1"/>
      <text:p text:style-name="P1">le 10 juin 1944 (4 jours ap le debartement), 642 hab du village d'oradour-sur-glane (limoges) son massacré par les ss</text:p>
      <text:p text:style-name="P1"/>
      <text:p text:style-name="P1">1er. 2 avril 1944 : massacre d'as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9M53S</meta:editing-duration>
    <meta:editing-cycles>185</meta:editing-cycles>
    <meta:generator>OpenOffice/4.1.7$Win32 OpenOffice.org_project/417m1$Build-9800</meta:generator>
    <dc:date>2021-03-12T14:28:32.03</dc:date>
    <meta:document-statistic meta:table-count="0" meta:image-count="0" meta:object-count="0" meta:page-count="3" meta:paragraph-count="54" meta:word-count="543" meta:character-count="3116"/>
    <meta:user-defined meta:name="Info 1"/>
    <meta:user-defined meta:name="Info 2"/>
    <meta:user-defined meta:name="Info 3"/>
    <meta:user-defined meta:name="Info 4"/>
  </office:meta>
</office:document-meta>
</file>